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c42b1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20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9ca21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fd21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138e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435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9265b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c6e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caf14c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1f03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3f11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42324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923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ded47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44b2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54cd2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ea36a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0bd9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3d197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faa405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c7b58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0e875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214765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3dc4c3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1ade180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ade18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2e013a" officeooo:paragraph-rsid="41bbfb8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 style:font-name-asian="標楷體1"/>
    </style:style>
    <style:style style:name="T2" style:family="text">
      <style:text-properties style:font-name="標楷體1" officeooo:rsid="41afc36f" style:font-name-asian="標楷體1" style:font-name-complex="標楷體"/>
    </style:style>
    <style:style style:name="T3" style:family="text">
      <style:text-properties style:font-name="標楷體1" officeooo:rsid="41b141ca" style:font-name-asian="標楷體1"/>
    </style:style>
    <style:style style:name="T4" style:family="text">
      <style:text-properties style:font-name="標楷體1" officeooo:rsid="41afc36f" style:font-name-asian="標楷體1"/>
    </style:style>
    <style:style style:name="T5" style:family="text">
      <style:text-properties style:text-position="super 58%" style:font-name="標楷體1" officeooo:rsid="41b0df4e" style:font-name-asian="標楷體1"/>
    </style:style>
    <style:style style:name="T6" style:family="text">
      <style:text-properties style:text-position="super 58%" style:font-name="標楷體" officeooo:rsid="41b0df4e" style:font-name-asian="標楷體" style:font-name-complex="標楷體"/>
    </style:style>
    <style:style style:name="T7" style:family="text">
      <style:text-properties style:text-position="super 58%" style:font-name="標楷體1" officeooo:rsid="41bfd21a" style:font-name-asian="標楷體1"/>
    </style:style>
    <style:style style:name="T8" style:family="text">
      <style:text-properties style:text-position="super 58%" style:font-name="標楷體1" officeooo:rsid="41e54cd2" style:font-name-asian="標楷體1"/>
    </style:style>
    <style:style style:name="T9" style:family="text">
      <style:text-properties style:text-position="super 58%" style:font-name="標楷體1" officeooo:rsid="41e9988a" style:font-name-asian="標楷體1"/>
    </style:style>
    <style:style style:name="T10" style:family="text">
      <style:text-properties style:text-position="super 58%" style:font-name="標楷體1" officeooo:rsid="41ed2463" style:font-name-asian="標楷體1"/>
    </style:style>
    <style:style style:name="T11" style:family="text">
      <style:text-properties style:text-position="super 58%" style:font-name="標楷體1" officeooo:rsid="41faa897" style:font-name-asian="標楷體1"/>
    </style:style>
    <style:style style:name="T12" style:family="text">
      <style:text-properties style:text-position="super 58%" style:font-name="標楷體1" officeooo:rsid="41fc0a8d" style:font-name-asian="標楷體1"/>
    </style:style>
    <style:style style:name="T13" style:family="text">
      <style:text-properties style:text-position="super 58%" style:font-name="標楷體1" officeooo:rsid="41fe5a10" style:font-name-asian="標楷體1"/>
    </style:style>
    <style:style style:name="T14" style:family="text">
      <style:text-properties style:text-position="super 58%" style:font-name="標楷體1" officeooo:rsid="41feb43b" style:font-name-asian="標楷體1"/>
    </style:style>
    <style:style style:name="T15" style:family="text">
      <style:text-properties style:text-position="super 58%" style:font-name="標楷體1" officeooo:rsid="41ff5f53" style:font-name-asian="標楷體1"/>
    </style:style>
    <style:style style:name="T16" style:family="text">
      <style:text-properties style:text-position="super 58%" style:font-name="標楷體1" officeooo:rsid="4201ef81" style:font-name-asian="標楷體1"/>
    </style:style>
    <style:style style:name="T17" style:family="text">
      <style:text-properties style:text-position="super 58%" style:font-name="標楷體1" officeooo:rsid="4203448e" style:font-name-asian="標楷體1"/>
    </style:style>
    <style:style style:name="T18" style:family="text">
      <style:text-properties style:text-position="super 58%" style:font-name="標楷體1" officeooo:rsid="4213ece1" style:font-name-asian="標楷體1"/>
    </style:style>
    <style:style style:name="T19" style:family="text">
      <style:text-properties style:text-position="super 58%" style:font-name="標楷體1" officeooo:rsid="4215f6c6" style:font-name-asian="標楷體1"/>
    </style:style>
    <style:style style:name="T20" style:family="text">
      <style:text-properties style:text-position="super 58%" style:font-name="標楷體1" officeooo:rsid="4216bfe4" style:font-name-asian="標楷體1"/>
    </style:style>
    <style:style style:name="T21" style:family="text">
      <style:text-properties style:text-position="super 58%" style:font-name="標楷體1" officeooo:rsid="42174cf4" style:font-name-asian="標楷體1"/>
    </style:style>
    <style:style style:name="T22" style:family="text">
      <style:text-properties style:text-position="super 58%" style:font-name="標楷體1" officeooo:rsid="42186735" style:font-name-asian="標楷體1"/>
    </style:style>
    <style:style style:name="T23" style:family="text">
      <style:text-properties style:text-position="super 58%" style:font-name="標楷體1" officeooo:rsid="42197695" style:font-name-asian="標楷體1"/>
    </style:style>
    <style:style style:name="T24" style:family="text">
      <style:text-properties style:text-position="sub 58%" style:font-name="標楷體1" style:font-name-asian="標楷體1"/>
    </style:style>
    <style:style style:name="T25" style:family="text">
      <style:text-properties style:text-position="sub 58%" style:font-name="標楷體1" officeooo:rsid="41b141ca" style:font-name-asian="標楷體1"/>
    </style:style>
    <style:style style:name="T26" style:family="text">
      <style:text-properties style:text-position="sub 58%" style:font-name="標楷體" officeooo:rsid="41b0df4e" style:font-name-asian="標楷體" style:font-name-complex="標楷體"/>
    </style:style>
    <style:style style:name="T27" style:family="text">
      <style:text-properties style:text-position="sub 58%" style:font-name="標楷體1" officeooo:rsid="41c89da9" style:font-name-asian="標楷體1"/>
    </style:style>
    <style:style style:name="T28" style:family="text">
      <style:text-properties style:text-position="sub 58%" style:font-name="標楷體1" officeooo:rsid="41caf14c" style:font-name-asian="標楷體1"/>
    </style:style>
    <style:style style:name="T29" style:family="text">
      <style:text-properties style:text-position="sub 58%" style:font-name="標楷體1" officeooo:rsid="41faa405" style:font-name-asian="標楷體1"/>
    </style:style>
    <style:style style:name="T30" style:family="text">
      <style:text-properties style:font-name="標楷體" style:font-name-asian="標楷體" style:font-name-complex="標楷體"/>
    </style:style>
    <style:style style:name="T31" style:family="text">
      <style:text-properties style:font-name="Liberation Serif1" style:font-name-asian="標楷體1"/>
    </style:style>
    <style:style style:name="T32" style:family="text">
      <style:text-properties style:font-name="標楷體1"/>
    </style:style>
    <style:style style:name="T33" style:family="text">
      <style:text-properties style:font-name="標楷體1" officeooo:rsid="41ade180"/>
    </style:style>
    <style:style style:name="T34" style:family="text">
      <style:text-properties style:font-name="標楷體1" style:font-name-asian="標楷體1"/>
    </style:style>
    <style:style style:name="T35" style:family="text">
      <style:text-properties style:font-name="標楷體1" officeooo:rsid="41b63561" style:font-name-asian="標楷體1"/>
    </style:style>
    <style:style style:name="T36" style:family="text">
      <style:text-properties style:font-name="標楷體1" officeooo:rsid="41b9208e" style:font-name-asian="標楷體1"/>
    </style:style>
    <style:style style:name="T37" style:family="text">
      <style:text-properties style:font-name="標楷體1" officeooo:rsid="41b9ca21" style:font-name-asian="標楷體1"/>
    </style:style>
    <style:style style:name="T38" style:family="text">
      <style:text-properties style:font-name="標楷體1" officeooo:rsid="41bb1cc0" style:font-name-asian="標楷體1"/>
    </style:style>
    <style:style style:name="T39" style:family="text">
      <style:text-properties style:font-name="標楷體1" officeooo:rsid="41bbfb8e" style:font-name-asian="標楷體1"/>
    </style:style>
    <style:style style:name="T40" style:family="text">
      <style:text-properties style:font-name="標楷體1" officeooo:rsid="41bfd21a" style:font-name-asian="標楷體1"/>
    </style:style>
    <style:style style:name="T41" style:family="text">
      <style:text-properties style:font-name="標楷體1" officeooo:rsid="41c0cd42" style:font-name-asian="標楷體1"/>
    </style:style>
    <style:style style:name="T42" style:family="text">
      <style:text-properties style:font-name="標楷體1" officeooo:rsid="41c435a0" style:font-name-asian="標楷體1"/>
    </style:style>
    <style:style style:name="T43" style:family="text">
      <style:text-properties style:font-name="標楷體1" officeooo:rsid="41c540b2" style:font-name-asian="標楷體1"/>
    </style:style>
    <style:style style:name="T44" style:family="text">
      <style:text-properties style:font-name="標楷體1" officeooo:rsid="41c73f98" style:font-name-asian="標楷體1"/>
    </style:style>
    <style:style style:name="T45" style:family="text">
      <style:text-properties style:font-name="標楷體1" officeooo:rsid="41c9265b" style:font-name-asian="標楷體1" style:font-name-complex="Liberation Serif1"/>
    </style:style>
    <style:style style:name="T46" style:family="text">
      <style:text-properties style:font-name="標楷體1" officeooo:rsid="41cac6e2" style:font-name-asian="標楷體1"/>
    </style:style>
    <style:style style:name="T47" style:family="text">
      <style:text-properties style:font-name="標楷體1" officeooo:rsid="41caf14c" style:font-name-asian="標楷體1"/>
    </style:style>
    <style:style style:name="T48" style:family="text">
      <style:text-properties style:font-name="標楷體1" officeooo:rsid="41e44b28" style:font-name-asian="標楷體1"/>
    </style:style>
    <style:style style:name="T49" style:family="text">
      <style:text-properties style:font-name="標楷體1" officeooo:rsid="41e54cd2" style:font-name-asian="標楷體1"/>
    </style:style>
    <style:style style:name="T50" style:family="text">
      <style:text-properties style:font-name="標楷體1" officeooo:rsid="41ea36a0" style:font-name-asian="標楷體1"/>
    </style:style>
    <style:style style:name="T51" style:family="text">
      <style:text-properties style:font-name="標楷體1" officeooo:rsid="41e9988a" style:font-name-asian="標楷體1"/>
    </style:style>
    <style:style style:name="T52" style:family="text">
      <style:text-properties style:font-name="標楷體1" officeooo:rsid="41ed2463" style:font-name-asian="標楷體1"/>
    </style:style>
    <style:style style:name="T53" style:family="text">
      <style:text-properties style:font-name="標楷體1" officeooo:rsid="41faa405" style:font-name-asian="標楷體1"/>
    </style:style>
    <style:style style:name="T54" style:family="text">
      <style:text-properties style:font-name="標楷體1" officeooo:rsid="41fe5a10" style:font-name-asian="標楷體1"/>
    </style:style>
    <style:style style:name="T55" style:family="text">
      <style:text-properties style:font-name="標楷體1" officeooo:rsid="42058798" style:font-name-asian="標楷體1"/>
    </style:style>
    <style:style style:name="T56" style:family="text">
      <style:text-properties style:font-name="標楷體1" officeooo:rsid="420a6b6f" style:font-name-asian="標楷體1"/>
    </style:style>
    <style:style style:name="T57" style:family="text">
      <style:text-properties style:font-name="標楷體1" officeooo:rsid="4213ece1" style:font-name-asian="標楷體1"/>
    </style:style>
    <style:style style:name="T58" style:family="text">
      <style:text-properties style:font-name="標楷體1" officeooo:rsid="4215f6c6" style:font-name-asian="標楷體1"/>
    </style:style>
    <style:style style:name="T59" style:family="text">
      <style:text-properties style:font-name-asian="標楷體1"/>
    </style:style>
    <style:style style:name="T60" style:family="text">
      <style:text-properties officeooo:rsid="41b58e03" style:font-name-asian="標楷體1"/>
    </style:style>
    <style:style style:name="T61" style:family="text">
      <style:text-properties officeooo:rsid="41b63561" style:font-name-asian="標楷體1"/>
    </style:style>
    <style:style style:name="T62" style:family="text">
      <style:text-properties officeooo:rsid="41b9ca21" style:font-name-asian="標楷體1"/>
    </style:style>
    <style:style style:name="T63" style:family="text">
      <style:text-properties officeooo:rsid="41bbfb8e" style:font-name-asian="標楷體1"/>
    </style:style>
    <style:style style:name="T64" style:family="text">
      <style:text-properties officeooo:rsid="41bfd21a" style:font-name-asian="標楷體1"/>
    </style:style>
    <style:style style:name="T65" style:family="text">
      <style:text-properties officeooo:rsid="41c0cd42" style:font-name-asian="標楷體1"/>
    </style:style>
    <style:style style:name="T66" style:family="text">
      <style:text-properties officeooo:rsid="41c23d42" style:font-name-asian="標楷體1"/>
    </style:style>
    <style:style style:name="T67" style:family="text">
      <style:text-properties officeooo:rsid="41c435a0" style:font-name-asian="標楷體1"/>
    </style:style>
    <style:style style:name="T68" style:family="text">
      <style:text-properties officeooo:rsid="41db1b04" style:font-name-asian="標楷體1"/>
    </style:style>
    <style:style style:name="T69" style:family="text">
      <style:text-properties officeooo:rsid="41e44b28" style:font-name-asian="標楷體1"/>
    </style:style>
    <style:style style:name="T70" style:family="text">
      <style:text-properties officeooo:rsid="41f0bd9a" style:font-name-asian="標楷體1"/>
    </style:style>
    <style:style style:name="T71" style:family="text">
      <style:text-properties officeooo:rsid="41f980f7" style:font-name-asian="標楷體1"/>
    </style:style>
    <style:style style:name="T72" style:family="text">
      <style:text-properties fo:color="#333333" style:font-name="標楷體1" officeooo:rsid="41bfd21a" style:font-name-asian="標楷體1"/>
    </style:style>
    <style:style style:name="T73" style:family="text">
      <style:text-properties fo:color="#333333" style:font-name="標楷體1" officeooo:rsid="41bb1cc0" style:font-name-asian="標楷體1"/>
    </style:style>
    <style:style style:name="T74" style:family="text">
      <style:text-properties officeooo:rsid="41bbfb8e" style:font-name-asian="Arial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339651409" text:style-name="L1">
        <text:list-item>
          <text:p text:style-name="P1"><text:bookmark-start text:name="微積分"/>微積分<text:bookmark-end text:name="微積分"/></text:p>
          <text:list>
            <text:list-item>
              <text:p text:style-name="P24">積分。</text:p>
              <text:list>
                <text:list-item>
                  <text:p text:style-name="P25"><text:span text:style-name="T1">S =</text:span><text:span text:style-name="T30">∫</text:span><text:span text:style-name="T26">0</text:span><text:span text:style-name="T6">T</text:span><text:span text:style-name="T2">(</text:span><text:span text:style-name="T1">v(t)</text:span><text:span text:style-name="T4">)</text:span><text:span text:style-name="T1">dt。</text:span></text:p>
                  <text:list>
                    <text:list-item>
                      <text:p text:style-name="P25"><text:span text:style-name="T1">S = Σ</text:span><text:span text:style-name="T25">t</text:span><text:span text:style-name="T24">=0</text:span><text:span text:style-name="T5">T</text:span><text:span text:style-name="T31">（</text:span><text:span text:style-name="T1">v(</text:span><text:span text:style-name="T3">t</text:span><text:span text:style-name="T1">)</text:span><text:span text:style-name="T31">）</text:span><text:span text:style-name="T1">。</text:span></text:p>
                    </text:list-item>
                    <text:list-item>
                      <text:p text:style-name="P26"><text:span text:style-name="T32">S = </text:span><text:span text:style-name="T33">v * T</text:span><text:span text:style-name="T59">。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bookmark-start text:name="次方坐標系"/><text:span text:style-name="T59">次方坐標系</text:span><text:bookmark-end text:name="次方坐標系"/></text:p>
          <text:list>
            <text:list-item>
              <text:p text:style-name="P28"><text:span text:style-name="T40">n</text:span><text:span text:style-name="T35">元</text:span><text:span text:style-name="T72">m</text:span><text:span text:style-name="T73">次</text:span><text:span text:style-name="T35">方程</text:span><text:span text:style-name="T61">式 </text:span><text:span text:style-name="T74">↔</text:span><text:span text:style-name="T63">（</text:span><text:span text:style-name="T40">n</text:span><text:span text:style-name="T39">+1</text:span><text:span text:style-name="T38">）</text:span><text:span text:style-name="T61">維</text:span><text:span text:style-name="T59">次方坐標系</text:span><text:span text:style-name="T60">。</text:span></text:p>
            </text:list-item>
            <text:list-item>
              <text:p text:style-name="P16"><text:span text:style-name="T59">明顯例子，</text:span><text:span text:style-name="T37">1元</text:span><text:span text:style-name="T62">方程式、</text:span><text:span text:style-name="T37">1元</text:span><text:span text:style-name="T40">2次</text:span><text:span text:style-name="T64">方程式</text:span><text:span text:style-name="T59">。</text:span></text:p>
              <text:list>
                <text:list-item>
                  <text:p text:style-name="P3"><text:span text:style-name="T36">假定，使用 2</text:span><text:span text:style-name="T61">維</text:span><text:span text:style-name="T59">次方坐標系。</text:span></text:p>
                  <text:list>
                    <text:list-item>
                      <text:p text:style-name="P2"><text:span text:style-name="T59">假定，水平軸 是 次方軸。</text:span></text:p>
                    </text:list-item>
                    <text:list-item>
                      <text:p text:style-name="P12"><text:span text:style-name="T59">假定，垂直軸 是 係數軸。</text:span></text:p>
                    </text:list-item>
                  </text:list>
                </text:list-item>
                <text:list-item>
                  <text:p text:style-name="P8"><text:span text:style-name="T59">明顯例子，假定</text:span><text:span text:style-name="T1">，</text:span><text:span text:style-name="T40">y = </text:span><text:span text:style-name="T46">f(x)</text:span><text:span text:style-name="T40"> = a * x</text:span><text:span text:style-name="T7">2</text:span><text:span text:style-name="T40"> + b * x + c</text:span><text:span text:style-name="T59">。</text:span></text:p>
                  <text:list>
                    <text:list-item>
                      <text:p text:style-name="P4"><text:span text:style-name="T41">xy座</text:span><text:span text:style-name="T65">標系 出現（</text:span><text:span text:style-name="T41">1元2次</text:span><text:span text:style-name="T65">方程式 的）曲線</text:span><text:span text:style-name="T59">。</text:span></text:p>
                    </text:list-item>
                    <text:list-item>
                      <text:p text:style-name="P10"><text:span text:style-name="T36">假定，使用 2</text:span><text:span text:style-name="T61">維</text:span><text:span text:style-name="T59">次方坐標系。</text:span></text:p>
                      <text:list>
                        <text:list-item>
                          <text:p text:style-name="P11"><text:span text:style-name="T36">2</text:span><text:span text:style-name="T61">維</text:span><text:span text:style-name="T59">次方坐標系 出現 </text:span><text:span text:style-name="T66">三</text:span><text:span text:style-name="T59">個點。</text:span></text:p>
                          <text:list>
                            <text:list-item>
                              <text:p text:style-name="P5"><text:span text:style-name="T1">在 水平軸</text:span><text:span text:style-name="T42">=2、垂直軸=a 的 座標位置，有 </text:span><text:span text:style-name="T67">一個點</text:span><text:span text:style-name="T59">。</text:span></text:p>
                            </text:list-item>
                            <text:list-item>
                              <text:p text:style-name="P6"><text:span text:style-name="T1">在 水平軸</text:span><text:span text:style-name="T42">=1、垂直軸=b 的 座標位置，有 </text:span><text:span text:style-name="T67">一個點</text:span><text:span text:style-name="T59">。</text:span></text:p>
                            </text:list-item>
                            <text:list-item>
                              <text:p text:style-name="P16"><text:span text:style-name="T1">在 水平軸</text:span><text:span text:style-name="T42">=0、垂直軸=c 的 座標位置，有 </text:span><text:span text:style-name="T67">一個點</text:span><text:span text:style-name="T5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"><text:span text:style-name="T59">明顯例子，假定</text:span><text:span text:style-name="T1">，</text:span><text:span text:style-name="T40">y = </text:span><text:span text:style-name="T46">f(x)</text:span><text:span text:style-name="T40"> = a * x</text:span><text:span text:style-name="T7">2</text:span><text:span text:style-name="T40"> + b * x + c</text:span><text:span text:style-name="T49"> + d * x</text:span><text:span text:style-name="T8">-0.</text:span><text:span text:style-name="T10">1</text:span><text:span text:style-name="T49"> + e * x</text:span><text:span text:style-name="T8">-</text:span><text:span text:style-name="T9">π</text:span><text:span text:style-name="T59">。</text:span></text:p>
                  <text:list>
                    <text:list-item>
                      <text:p text:style-name="P16"><text:span text:style-name="T41">xy座</text:span><text:span text:style-name="T65">標系 出現（</text:span><text:span text:style-name="T41">1元</text:span><text:span text:style-name="T65">方程式 的）曲線</text:span><text:span text:style-name="T59">。</text:span></text:p>
                    </text:list-item>
                    <text:list-item>
                      <text:p text:style-name="P16"><text:span text:style-name="T36">假定，使用 2</text:span><text:span text:style-name="T61">維</text:span><text:span text:style-name="T59">次方坐標系。</text:span></text:p>
                      <text:list>
                        <text:list-item>
                          <text:p text:style-name="P16"><text:span text:style-name="T36">2</text:span><text:span text:style-name="T61">維</text:span><text:span text:style-name="T59">次方坐標系 出現 </text:span><text:span text:style-name="T71">五</text:span><text:span text:style-name="T59">個點。</text:span></text:p>
                          <text:list>
                            <text:list-item>
                              <text:p text:style-name="P16"><text:span text:style-name="T1">在 水平軸</text:span><text:span text:style-name="T42">=2、垂直軸=a 的 座標位置，有 </text:span><text:span text:style-name="T67">一個點</text:span><text:span text:style-name="T59">。</text:span></text:p>
                            </text:list-item>
                            <text:list-item>
                              <text:p text:style-name="P16"><text:span text:style-name="T1">在 水平軸</text:span><text:span text:style-name="T42">=1、垂直軸=b 的 座標位置，有 </text:span><text:span text:style-name="T67">一個點</text:span><text:span text:style-name="T59">。</text:span></text:p>
                            </text:list-item>
                            <text:list-item>
                              <text:p text:style-name="P16"><text:span text:style-name="T1">在 水平軸</text:span><text:span text:style-name="T42">=0、垂直軸=c 的 座標位置，有 </text:span><text:span text:style-name="T67">一個點</text:span><text:span text:style-name="T59">。</text:span></text:p>
                            </text:list-item>
                            <text:list-item>
                              <text:p text:style-name="P17"><text:span text:style-name="T1">在 水平軸</text:span><text:span text:style-name="T42">=</text:span><text:span text:style-name="T50">(</text:span><text:span text:style-name="T42">-0.</text:span><text:span text:style-name="T52">1</text:span><text:span text:style-name="T50">)</text:span><text:span text:style-name="T42">、垂直軸=</text:span><text:span text:style-name="T50">d</text:span><text:span text:style-name="T42"> 的 座標位置，有 </text:span><text:span text:style-name="T67">一個點</text:span><text:span text:style-name="T59">。</text:span></text:p>
                            </text:list-item>
                            <text:list-item>
                              <text:p text:style-name="P17"><text:span text:style-name="T1">在 水平軸</text:span><text:span text:style-name="T42">=</text:span><text:span text:style-name="T50">(</text:span><text:span text:style-name="T42">-</text:span><text:span text:style-name="T51">π</text:span><text:span text:style-name="T50">)</text:span><text:span text:style-name="T42">、垂直軸=</text:span><text:span text:style-name="T50">e</text:span><text:span text:style-name="T42"> 的 座標位置，有 </text:span><text:span text:style-name="T67">一個點</text:span><text:span text:style-name="T59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<text:span text:style-name="T59">明顯例子，</text:span><text:span text:style-name="T43">n</text:span><text:span text:style-name="T37">元</text:span><text:span text:style-name="T62">方程式</text:span><text:span text:style-name="T59">、</text:span><text:span text:style-name="T43">n</text:span><text:span text:style-name="T37">元</text:span><text:span text:style-name="T40">m</text:span><text:span text:style-name="T37">次</text:span><text:span text:style-name="T62">方程式</text:span><text:span text:style-name="T59">。</text:span></text:p>
              <text:list>
                <text:list-item>
                  <text:p text:style-name="P9"><text:span text:style-name="T46">假定，</text:span><text:span text:style-name="T43">n</text:span><text:span text:style-name="T37">元</text:span><text:span text:style-name="T40">m</text:span><text:span text:style-name="T37">次</text:span><text:span text:style-name="T62">方程式</text:span><text:span text:style-name="T37"> = </text:span><text:span text:style-name="T46">f(x</text:span><text:span text:style-name="T28">1</text:span><text:span text:style-name="T47">, x</text:span><text:span text:style-name="T28">2</text:span><text:span text:style-name="T47">, …, x</text:span><text:span text:style-name="T28">n</text:span><text:span text:style-name="T46">)</text:span><text:span text:style-name="T59">。</text:span></text:p>
                </text:list-item>
                <text:list-item>
                  <text:p text:style-name="P9"><text:span text:style-name="T43">假定，使用（n+1）</text:span><text:span text:style-name="T61">維</text:span><text:span text:style-name="T59">次方坐標系。</text:span></text:p>
                  <text:list>
                    <text:list-item>
                      <text:p text:style-name="P15"><text:span text:style-name="T59">假定，第</text:span><text:span text:style-name="T48">i</text:span><text:span text:style-name="T69">維、</text:span><text:span text:style-name="T59">第</text:span><text:span text:style-name="T44">i</text:span><text:span text:style-name="T59">軸 是 </text:span><text:span text:style-name="T40">x</text:span><text:span text:style-name="T27">i</text:span><text:span text:style-name="T59">次方維、</text:span><text:span text:style-name="T40">x</text:span><text:span text:style-name="T27">i</text:span><text:span text:style-name="T59">次方軸。</text:span></text:p>
                      <text:list>
                        <text:list-item>
                          <text:p text:style-name="P7"><text:span text:style-name="T45">n ≥ </text:span><text:span text:style-name="T44">i</text:span><text:span text:style-name="T45"> ≥ 1</text:span><text:span text:style-name="T59">。</text:span></text:p>
                        </text:list-item>
                        <text:list-item>
                          <text:p text:style-name="P13"><text:span text:style-name="T40">x</text:span><text:span text:style-name="T27">i</text:span><text:span text:style-name="T59">次方軸的 數值 是 </text:span><text:span text:style-name="T40">x</text:span><text:span text:style-name="T27">i</text:span><text:span text:style-name="T59">的 次方數。</text:span></text:p>
                        </text:list-item>
                      </text:list>
                    </text:list-item>
                    <text:list-item>
                      <text:p text:style-name="P18"><text:span text:style-name="T59">假定，第</text:span><text:span text:style-name="T43">（n+1）</text:span><text:span text:style-name="T69">維</text:span><text:span text:style-name="T59">、第</text:span><text:span text:style-name="T43">（n+1）</text:span><text:span text:style-name="T59">軸 是 係數</text:span><text:span text:style-name="T70">維</text:span><text:span text:style-name="T59">、係數軸。</text:span></text:p>
                      <text:list>
                        <text:list-item>
                          <text:p text:style-name="P13"><text:span text:style-name="T59">係數軸的 數值 是 係數值。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<text:span text:style-name="T59">次方坐標系 </text:span><text:span text:style-name="T68">有機率出現 點、線、面、體、直線、曲線、</text:span><text:span text:style-name="T41">1元2次</text:span><text:span text:style-name="T65">方程式</text:span><text:span text:style-name="T68">、圓、正方形、正方體</text:span><text:span text:style-name="T59">。</text:span></text:p>
            </text:list-item>
            <text:list-item>
              <text:p text:style-name="P20"><text:span text:style-name="T59">次方坐標系的 分形。</text:span></text:p>
              <text:list>
                <text:list-item>
                  <text:p text:style-name="P20"><text:span text:style-name="T46">明顯例子，F(</text:span><text:span text:style-name="T53">f</text:span><text:span text:style-name="T29">1</text:span><text:span text:style-name="T46">(</text:span><text:span text:style-name="T53">a</text:span><text:span text:style-name="T28">1</text:span><text:span text:style-name="T47">, </text:span><text:span text:style-name="T53">a</text:span><text:span text:style-name="T28">2</text:span><text:span text:style-name="T47">, …, </text:span><text:span text:style-name="T53">a</text:span><text:span text:style-name="T29">i</text:span><text:span text:style-name="T46">)</text:span><text:span text:style-name="T47">, </text:span><text:span text:style-name="T53">f</text:span><text:span text:style-name="T29">2</text:span><text:span text:style-name="T46">(</text:span><text:span text:style-name="T55">b</text:span><text:span text:style-name="T28">1</text:span><text:span text:style-name="T47">, </text:span><text:span text:style-name="T55">b</text:span><text:span text:style-name="T28">2</text:span><text:span text:style-name="T47">, …, </text:span><text:span text:style-name="T55">b</text:span><text:span text:style-name="T29">j</text:span><text:span text:style-name="T46">)</text:span><text:span text:style-name="T47">, …, </text:span><text:span text:style-name="T53">f</text:span><text:span text:style-name="T29">n</text:span><text:span text:style-name="T46">(</text:span><text:span text:style-name="T55">c</text:span><text:span text:style-name="T28">1</text:span><text:span text:style-name="T47">, </text:span><text:span text:style-name="T55">c</text:span><text:span text:style-name="T28">2</text:span><text:span text:style-name="T47">, …, </text:span><text:span text:style-name="T55">c</text:span><text:span text:style-name="T29">k</text:span><text:span text:style-name="T46">))</text:span><text:span text:style-name="T59">。</text:span></text:p>
                  <text:list>
                    <text:list-item>
                      <text:p text:style-name="P21"><text:span text:style-name="T59">明顯例子，假定</text:span><text:span text:style-name="T1">，</text:span><text:span text:style-name="T56">F</text:span><text:span text:style-name="T46">(</text:span><text:span text:style-name="T53">f</text:span><text:span text:style-name="T29">1</text:span><text:span text:style-name="T46">(…))</text:span><text:span text:style-name="T40"> = a * </text:span><text:span text:style-name="T53">f</text:span><text:span text:style-name="T29">1</text:span><text:span text:style-name="T46">(…)</text:span><text:span text:style-name="T7">2</text:span><text:span text:style-name="T40"> + b * </text:span><text:span text:style-name="T53">f</text:span><text:span text:style-name="T29">1</text:span><text:span text:style-name="T46">(…)</text:span><text:span text:style-name="T40"> + c</text:span><text:span text:style-name="T59">。</text:span></text:p>
                    </text:list-item>
                  </text:list>
                </text:list-item>
                <text:list-item>
                  <text:p text:style-name="P22"><text:span text:style-name="T46">明顯例子，F(？？？) = 某一特定函數</text:span><text:span text:style-name="T59">。</text:span></text:p>
                  <text:list>
                    <text:list-item>
                      <text:p text:style-name="P23"><text:span text:style-name="T59">明顯例子，假定</text:span><text:span text:style-name="T1">，</text:span><text:span text:style-name="T46">F(？？？)</text:span><text:span text:style-name="T40"> = a * x</text:span><text:span text:style-name="T19">2*</text:span><text:span text:style-name="T18">y</text:span><text:span text:style-name="T40"> + b * x</text:span><text:span text:style-name="T18">y</text:span><text:span text:style-name="T40"> + c</text:span><text:span text:style-name="T59">。</text:span></text:p>
                    </text:list-item>
                    <text:list-item>
                      <text:p text:style-name="P22"><text:span text:style-name="T59">明顯例子，假定</text:span><text:span text:style-name="T1">，</text:span><text:span text:style-name="T46">F(？？？)</text:span><text:span text:style-name="T40"> = a * x</text:span><text:span text:style-name="T18">y</text:span><text:span text:style-name="T11">^2+</text:span><text:span text:style-name="T20">2*</text:span><text:span text:style-name="T18">y</text:span><text:span text:style-name="T11">+1</text:span><text:span text:style-name="T40"> + b * x</text:span><text:span text:style-name="T18">y</text:span><text:span text:style-name="T11">^3+</text:span><text:span text:style-name="T18">y</text:span><text:span text:style-name="T11">+</text:span><text:span text:style-name="T12">1</text:span><text:span text:style-name="T40"> + c</text:span><text:span text:style-name="T18">y</text:span><text:span text:style-name="T11">^2+</text:span><text:span text:style-name="T18">y</text:span><text:span text:style-name="T11">+</text:span><text:span text:style-name="T12">3</text:span><text:span text:style-name="T40"> * x</text:span><text:span text:style-name="T17">x</text:span><text:span text:style-name="T11">^3+</text:span><text:span text:style-name="T17">x</text:span><text:span text:style-name="T11">+</text:span><text:span text:style-name="T16">3</text:span><text:span text:style-name="T46">。</text:span></text:p>
                    </text:list-item>
                    <text:list-item>
                      <text:p text:style-name="P22"><text:span text:style-name="T59">明顯例子，假定</text:span><text:span text:style-name="T1">，</text:span><text:span text:style-name="T46">F(？？？)</text:span><text:span text:style-name="T40"> = a * x</text:span><text:span text:style-name="T22">x</text:span><text:span text:style-name="T11">^2+</text:span><text:span text:style-name="T20">2*</text:span><text:span text:style-name="T22">y</text:span><text:span text:style-name="T11">+1</text:span><text:span text:style-name="T40"> + b * </text:span><text:span text:style-name="T57">y</text:span><text:span text:style-name="T18">y</text:span><text:span text:style-name="T11">^3+</text:span><text:span text:style-name="T18">y</text:span><text:span text:style-name="T23">+</text:span><text:span text:style-name="T15">x</text:span><text:span text:style-name="T40"> + c</text:span><text:span text:style-name="T13">x</text:span><text:span text:style-name="T11">^2+</text:span><text:span text:style-name="T18">y</text:span><text:span text:style-name="T11">+</text:span><text:span text:style-name="T12">3</text:span><text:span text:style-name="T40"> * x</text:span><text:span text:style-name="T17">x</text:span><text:span text:style-name="T11">^3+</text:span><text:span text:style-name="T17">x</text:span><text:span text:style-name="T11">+</text:span><text:span text:style-name="T16">3</text:span><text:span text:style-name="T46">。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1T21:10:13.084000000</dc:date>
    <meta:editing-duration>P27DT9H30M23S</meta:editing-duration>
    <meta:editing-cycles>15621</meta:editing-cycles>
    <meta:document-statistic meta:table-count="0" meta:image-count="0" meta:object-count="0" meta:page-count="1" meta:paragraph-count="43" meta:word-count="759" meta:character-count="1169" meta:non-whitespace-character-count="1001"/>
  </office:meta>
</office:document-meta>
</file>